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2fd" officeooo:paragraph-rsid="0018d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2c@formation-ch19:~/Documents/exo0/docker/website$ docker build -t website --no-cache .</text:p>
      <text:p text:style-name="Standard"/>
      <text:p text:style-name="Standard">c2c@formation-ch19:~/Documents/exo0/docker/python$ docker build -t python_flask --no-cache .</text:p>
      <text:p text:style-name="Standard"/>
      <text:p text:style-name="Standard">c2c@formation-ch19:~/Documents/exo0/docker/python$ docker run -d -P -p 7555:80 --name pyapp python_flask</text:p>
      <text:p text:style-name="Standard"/>
      <text:p text:style-name="Standard">95901ac54017ff45e569340d4ff8a92db2cde4b5d29445d0bdb7602d9e29a2a7</text:p>
      <text:p text:style-name="Standard"/>
      <text:p text:style-name="Standard">c2c@formation-ch19:~/Documents/exo0/docker/python$ docker run -d -P -p 5555:80 --link pyapp <text:s/>website</text:p>
      <text:p text:style-name="Standard"/>
      <text:p text:style-name="Standard">9998fafd2a77f3b25d084016167ff57b7abca09a52acbd5c5c37916677522a95</text:p>
      <text:p text:style-name="Standard"/>
      <text:p text:style-name="Standard"/>
      <text:p text:style-name="P1">Ensuite, consulter http://localhost:55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6:22:54.287072938</meta:creation-date>
    <dc:date>2018-06-19T16:24:58.180046248</dc:date>
    <meta:editing-duration>PT2M8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7" meta:word-count="43" meta:character-count="552" meta:non-whitespace-character-count="519"/>
  </office:meta>
</office:document-meta>
</file>